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74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098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2.0811in"/>
    </style:style>
    <style:style style:name="co10" style:family="table-column">
      <style:table-column-properties fo:break-before="auto" style:column-width="2.1256in"/>
    </style:style>
    <style:style style:name="co11" style:family="table-column">
      <style:table-column-properties fo:break-before="auto" style:column-width="1.3728in"/>
    </style:style>
    <style:style style:name="co12" style:family="table-column">
      <style:table-column-properties fo:break-before="auto" style:column-width="1.3736in"/>
    </style:style>
    <style:style style:name="co13" style:family="table-column">
      <style:table-column-properties fo:break-before="auto" style:column-width="1.6709in"/>
    </style:style>
    <style:style style:name="co14" style:family="table-column">
      <style:table-column-properties fo:break-before="auto" style:column-width="1.2209in"/>
    </style:style>
    <style:style style:name="co15" style:family="table-column">
      <style:table-column-properties fo:break-before="auto" style:column-width="1.1228in"/>
    </style:style>
    <style:style style:name="co16" style:family="table-column">
      <style:table-column-properties fo:break-before="auto" style:column-width="1.4165in"/>
    </style:style>
    <style:style style:name="co17" style:family="table-column">
      <style:table-column-properties fo:break-before="auto" style:column-width="1.4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Arial" style:font-name-asian="DejaVu Sans" style:font-name-complex="FreeSans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style:font-name="Arial" style:font-name-asian="DejaVu Sans" style:font-name-complex="FreeSans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ackground-color="#23ff23"/>
    </style:style>
    <style:style style:name="ce10" style:family="table-cell" style:parent-style-name="Default">
      <style:text-properties fo:color="#000000" style:font-name="Calibri" fo:font-size="11pt" style:font-name-asian="DejaVu Sans" style:font-size-asian="11pt" style:font-name-complex="FreeSans" style:font-size-complex="11pt"/>
    </style:style>
    <style:style style:name="ce11" style:family="table-cell" style:parent-style-name="Default">
      <style:table-cell-properties fo:background-color="transparent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12" style:family="table-cell" style:parent-style-name="Default">
      <style:table-cell-properties fo:background-color="#23ff23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dc2300"/>
    </style:style>
  </office:automatic-styles>
  <office:body>
    <office:spreadsheet>
      <table:table table:name="BOM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table:number-columns-repeated="1013"/>
        </table:table-row>
        <table:table-row table:style-name="ro2">
          <table:table-cell office:value-type="string">
            <text:p>C201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1">
          <table:table-cell office:value-type="string">
            <text:p>C202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2">
          <table:table-cell office:value-type="string">
            <text:p>C203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1">
          <table:table-cell office:value-type="string">
            <text:p>C204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1">
          <table:table-cell office:value-type="string">
            <text:p>C205</text:p>
          </table:table-cell>
          <table:table-cell office:value-type="string">
            <text:p>22UF</text:p>
          </table:table-cell>
          <table:table-cell/>
          <table:table-cell office:value-type="string">
            <text:p>TDK</text:p>
          </table:table-cell>
          <table:table-cell office:value-type="string">
            <text:p>C2012X5R0J226M</text:p>
          </table:table-cell>
          <table:table-cell table:number-columns-repeated="1013"/>
        </table:table-row>
        <table:table-row table:style-name="ro2">
          <table:table-cell office:value-type="string">
            <text:p>C206</text:p>
          </table:table-cell>
          <table:table-cell office:value-type="string">
            <text:p>100NF</text:p>
          </table:table-cell>
          <table:table-cell/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table:number-columns-repeated="1013"/>
        </table:table-row>
        <table:table-row table:style-name="ro2">
          <table:table-cell office:value-type="string">
            <text:p>C207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1">
          <table:table-cell office:value-type="string">
            <text:p>C208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2">
          <table:table-cell office:value-type="string">
            <text:p>C209</text:p>
          </table:table-cell>
          <table:table-cell office:value-type="string">
            <text:p>220NF</text:p>
          </table:table-cell>
          <table:table-cell/>
          <table:table-cell office:value-type="string">
            <text:p>Kemet</text:p>
          </table:table-cell>
          <table:table-cell office:value-type="string">
            <text:p>C0805C224K5RACTU</text:p>
          </table:table-cell>
          <table:table-cell table:number-columns-repeated="1013"/>
        </table:table-row>
        <table:table-row table:style-name="ro1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E104K</text:p>
          </table:table-cell>
          <table:table-cell table:number-columns-repeated="1013"/>
        </table:table-row>
        <table:table-row table:style-name="ro1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5">
            <text:p>605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7">
            <text:p>607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1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1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1">
          <table:table-cell office:value-type="string">
            <text:p>C715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1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1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1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1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1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1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1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1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1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1">
          <table:table-cell office:value-type="string">
            <text:p>L201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1">
          <table:table-cell office:value-type="string">
            <text:p>L202</text:p>
          </table:table-cell>
          <table:table-cell office:value-type="string">
            <text:p>100NH</text:p>
          </table:table-cell>
          <table:table-cell/>
          <table:table-cell office:value-type="string">
            <text:p>TDK</text:p>
          </table:table-cell>
          <table:table-cell office:value-type="string">
            <text:p>NLCV32T-R10M-PFR</text:p>
          </table:table-cell>
          <table:table-cell table:number-columns-repeated="1013"/>
        </table:table-row>
        <table:table-row table:style-name="ro1">
          <table:table-cell office:value-type="string">
            <text:p>L203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1">
          <table:table-cell office:value-type="string">
            <text:p>L204</text:p>
          </table:table-cell>
          <table:table-cell office:value-type="string">
            <text:p>100NH</text:p>
          </table:table-cell>
          <table:table-cell/>
          <table:table-cell office:value-type="string">
            <text:p>TDK</text:p>
          </table:table-cell>
          <table:table-cell office:value-type="string">
            <text:p>NLCV32T-R10M-PFR</text:p>
          </table:table-cell>
          <table:table-cell table:number-columns-repeated="1013"/>
        </table:table-row>
        <table:table-row table:style-name="ro1">
          <table:table-cell office:value-type="string">
            <text:p>L205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1">
          <table:table-cell office:value-type="string">
            <text:p>R201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1">
          <table:table-cell office:value-type="string">
            <text:p>R202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1">
          <table:table-cell office:value-type="string">
            <text:p>R203</text:p>
          </table:table-cell>
          <table:table-cell office:value-type="string">
            <text:p>1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3V</text:p>
          </table:table-cell>
          <table:table-cell table:number-columns-repeated="1013"/>
        </table:table-row>
        <table:table-row table:style-name="ro1">
          <table:table-cell office:value-type="string">
            <text:p>R204</text:p>
          </table:table-cell>
          <table:table-cell office:value-type="string">
            <text:p>20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2002V</text:p>
          </table:table-cell>
          <table:table-cell table:number-columns-repeated="1013"/>
        </table:table-row>
        <table:table-row table:style-name="ro1">
          <table:table-cell office:value-type="string">
            <text:p>R205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1">
          <table:table-cell office:value-type="string">
            <text:p>R206</text:p>
          </table:table-cell>
          <table:table-cell office:value-type="string">
            <text:p>62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6202V</text:p>
          </table:table-cell>
          <table:table-cell table:number-columns-repeated="1013"/>
        </table:table-row>
        <table:table-row table:style-name="ro1">
          <table:table-cell office:value-type="string">
            <text:p>R207</text:p>
          </table:table-cell>
          <table:table-cell office:value-type="string">
            <text:p>20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2002V</text:p>
          </table:table-cell>
          <table:table-cell table:number-columns-repeated="1013"/>
        </table:table-row>
        <table:table-row table:style-name="ro1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1100V</text:p>
          </table:table-cell>
          <table:table-cell table:number-columns-repeated="1013"/>
        </table:table-row>
        <table:table-row table:style-name="ro1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1100V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R401</text:p>
          </table:table-cell>
          <table:table-cell table:style-name="ce1" office:value-type="string">
            <text:p>330_OHM</text:p>
          </table:table-cell>
          <table:table-cell table:style-name="ce1" office:value-type="float" office:value="603">
            <text:p>603</text:p>
          </table:table-cell>
          <table:table-cell table:style-name="ce1"/>
          <table:table-cell table:style-name="ce2" office:value-type="string">
            <text:p>ERJ-3GEYJ331V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1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1">
          <table:table-cell office:value-type="string">
            <text:p>R404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6042V</text:p>
          </table:table-cell>
          <table:table-cell table:number-columns-repeated="1013"/>
        </table:table-row>
        <table:table-row table:style-name="ro1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1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1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1">
          <table:table-cell office:value-type="string">
            <text:p>R408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1">
          <table:table-cell office:value-type="string">
            <text:p>R409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1">
          <table:table-cell office:value-type="string">
            <text:p>R410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1">
          <table:table-cell office:value-type="string">
            <text:p>U201</text:p>
          </table:table-cell>
          <table:table-cell office:value-type="string">
            <text:p>DC_BARREL</text:p>
          </table:table-cell>
          <table:table-cell table:number-columns-repeated="2"/>
          <table:table-cell office:value-type="string">
            <text:p>PJ-037A</text:p>
          </table:table-cell>
          <table:table-cell table:number-columns-repeated="1013"/>
        </table:table-row>
        <table:table-row table:style-name="ro1">
          <table:table-cell office:value-type="string">
            <text:p>U202</text:p>
          </table:table-cell>
          <table:table-cell office:value-type="string">
            <text:p>TPS62132</text:p>
          </table:table-cell>
          <table:table-cell table:number-columns-repeated="2"/>
          <table:table-cell office:value-type="string">
            <text:p>TPS62132RG</text:p>
          </table:table-cell>
          <table:table-cell table:number-columns-repeated="1013"/>
        </table:table-row>
        <table:table-row table:style-name="ro1">
          <table:table-cell office:value-type="string">
            <text:p>U203</text:p>
          </table:table-cell>
          <table:table-cell office:value-type="string">
            <text:p>TPS62130</text:p>
          </table:table-cell>
          <table:table-cell table:number-columns-repeated="2"/>
          <table:table-cell office:value-type="string">
            <text:p>TPS62130RGT</text:p>
          </table:table-cell>
          <table:table-cell table:number-columns-repeated="1013"/>
        </table:table-row>
        <table:table-row table:style-name="ro1">
          <table:table-cell office:value-type="string">
            <text:p>U204</text:p>
          </table:table-cell>
          <table:table-cell office:value-type="string">
            <text:p>TPS62130</text:p>
          </table:table-cell>
          <table:table-cell table:number-columns-repeated="2"/>
          <table:table-cell office:value-type="string">
            <text:p>TPS62130RGT</text:p>
          </table:table-cell>
          <table:table-cell table:number-columns-repeated="1013"/>
        </table:table-row>
        <table:table-row table:style-name="ro1">
          <table:table-cell office:value-type="string">
            <text:p>U205</text:p>
          </table:table-cell>
          <table:table-cell office:value-type="string">
            <text:p>JTAG_CONN</text:p>
          </table:table-cell>
          <table:table-cell table:number-columns-repeated="2"/>
          <table:table-cell table:style-name="ce3" office:value-type="string">
            <text:p>DNI</text:p>
          </table:table-cell>
          <table:table-cell table:number-columns-repeated="1013"/>
        </table:table-row>
        <table:table-row table:style-name="ro1">
          <table:table-cell office:value-type="string">
            <text:p>U303</text:p>
          </table:table-cell>
          <table:table-cell office:value-type="string">
            <text:p>BLUE_LED</text:p>
          </table:table-cell>
          <table:table-cell table:number-columns-repeated="2"/>
          <table:table-cell office:value-type="string">
            <text:p>APL3015QBC/D-F01</text:p>
          </table:table-cell>
          <table:table-cell table:number-columns-repeated="1013"/>
        </table:table-row>
        <table:table-row table:style-name="ro1">
          <table:table-cell office:value-type="string">
            <text:p>U305</text:p>
          </table:table-cell>
          <table:table-cell office:value-type="string">
            <text:p>BLUE_LED</text:p>
          </table:table-cell>
          <table:table-cell table:number-columns-repeated="2"/>
          <table:table-cell office:value-type="string">
            <text:p>APL3015QBC/D-F01</text:p>
          </table:table-cell>
          <table:table-cell table:number-columns-repeated="1013"/>
        </table:table-row>
        <table:table-row table:style-name="ro1">
          <table:table-cell office:value-type="string">
            <text:p>U401</text:p>
          </table:table-cell>
          <table:table-cell office:value-type="string">
            <text:p>BEAGLEBONE</text:p>
          </table:table-cell>
          <table:table-cell table:number-columns-repeated="2"/>
          <table:table-cell table:style-name="ce3" office:value-type="string">
            <text:p>DNI</text:p>
          </table:table-cell>
          <table:table-cell table:number-columns-repeated="1013"/>
        </table:table-row>
        <table:table-row table:style-name="ro1">
          <table:table-cell office:value-type="string">
            <text:p>U404</text:p>
          </table:table-cell>
          <table:table-cell office:value-type="string">
            <text:p>XRA1207</text:p>
          </table:table-cell>
          <table:table-cell table:number-columns-repeated="2"/>
          <table:table-cell office:value-type="string">
            <text:p>XRA1207IG24-F</text:p>
          </table:table-cell>
          <table:table-cell table:number-columns-repeated="1013"/>
        </table:table-row>
        <table:table-row table:style-name="ro1">
          <table:table-cell office:value-type="string">
            <text:p>U405</text:p>
          </table:table-cell>
          <table:table-cell office:value-type="string">
            <text:p>100MHZOSC</text:p>
          </table:table-cell>
          <table:table-cell table:number-columns-repeated="2"/>
          <table:table-cell office:value-type="string">
            <text:p>CB3LV-3I-100M0000</text:p>
          </table:table-cell>
          <table:table-cell table:number-columns-repeated="1013"/>
        </table:table-row>
        <table:table-row table:style-name="ro1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table:number-columns-repeated="2"/>
          <table:table-cell office:value-type="string">
            <text:p>A6S-2102-H</text:p>
          </table:table-cell>
          <table:table-cell table:number-columns-repeated="1013"/>
        </table:table-row>
        <table:table-row table:style-name="ro1">
          <table:table-cell office:value-type="string">
            <text:p>U407</text:p>
          </table:table-cell>
          <table:table-cell office:value-type="string">
            <text:p>CAT24C256</text:p>
          </table:table-cell>
          <table:table-cell table:number-columns-repeated="2"/>
          <table:table-cell office:value-type="string">
            <text:p>CAT24C256YI-GT3</text:p>
          </table:table-cell>
          <table:table-cell table:number-columns-repeated="1013"/>
        </table:table-row>
        <table:table-row table:style-name="ro1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table:number-columns-repeated="2"/>
          <table:table-cell table:style-name="ce4" office:value-type="string">
            <text:p>BCS-110-L-D-TE</text:p>
          </table:table-cell>
          <table:table-cell table:number-columns-repeated="1013"/>
        </table:table-row>
        <table:table-row table:style-name="ro1">
          <table:table-cell office:value-type="string">
            <text:p>U503</text:p>
          </table:table-cell>
          <table:table-cell office:value-type="string">
            <text:p>W9825G6JH</text:p>
          </table:table-cell>
          <table:table-cell table:number-columns-repeated="2"/>
          <table:table-cell office:value-type="string">
            <text:p>W9825G6JH-6I</text:p>
          </table:table-cell>
          <table:table-cell table:number-columns-repeated="1013"/>
        </table:table-row>
        <table:table-row table:style-name="ro1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table:number-columns-repeated="2"/>
          <table:table-cell table:style-name="ce4" office:value-type="string">
            <text:p>BCS-110-L-D-TE</text:p>
          </table:table-cell>
          <table:table-cell table:number-columns-repeated="1013"/>
        </table:table-row>
        <table:table-row table:style-name="ro1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/>
          <table:table-cell table:style-name="ce3" office:value-type="string">
            <text:p>DNI</text:p>
          </table:table-cell>
          <table:table-cell table:number-columns-repeated="1013"/>
        </table:table-row>
        <table:table-row table:style-name="ro1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table:number-columns-repeated="2"/>
          <table:table-cell table:style-name="ce4" office:value-type="string">
            <text:p>XC6SLX25-2FTG256C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OM_Itemized" table:style-name="ta1"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8"/>
        <table:table-column table:style-name="co6" table:default-cell-style-name="Default"/>
        <table:table-column table:style-name="co6" table:default-cell-style-name="ce8"/>
        <table:table-column table:style-name="co6" table:number-columns-repeated="1008" table:default-cell-style-name="Default"/>
        <table:table-row table:style-name="ro1">
          <table:table-cell office:value-type="string">
            <text:p>Reference Designator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Supplier</text:p>
          </table:table-cell>
          <table:table-cell office:value-type="string">
            <text:p>Quantity Required</text:p>
          </table:table-cell>
          <table:table-cell office:value-type="string">
            <text:p>$ per 1</text:p>
          </table:table-cell>
          <table:table-cell/>
          <table:table-cell office:value-type="string">
            <text:p>$ per 500</text:p>
          </table:table-cell>
          <table:table-cell table:number-columns-repeated="1009"/>
        </table:table-row>
        <table:table-row table:style-name="ro2">
          <table:table-cell office:value-type="string">
            <text:p>C201, C203, C207</text:p>
          </table:table-cell>
          <table:table-cell office:value-type="string">
            <text:p>10UF</text:p>
          </table:table-cell>
          <table:table-cell office:value-type="string">
            <text:p>LMK212BJ106KG-T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6" office:value-type="float" office:value="0.2">
            <text:p>0.2</text:p>
          </table:table-cell>
          <table:table-cell table:formula="of:=[.E2]*[.F2]" office:value-type="float" office:value="0.6">
            <text:p>0.6</text:p>
          </table:table-cell>
          <table:table-cell office:value-type="float" office:value="0.0469">
            <text:p>0.0469</text:p>
          </table:table-cell>
          <table:table-cell table:formula="of:=[.E2]*[.H2]" office:value-type="float" office:value="0.1407">
            <text:p>0.1407</text:p>
          </table:table-cell>
          <table:table-cell table:number-columns-repeated="1008"/>
        </table:table-row>
        <table:table-row table:style-name="ro2">
          <table:table-cell office:value-type="string">
            <text:p>C202, C204, C208</text:p>
          </table:table-cell>
          <table:table-cell office:value-type="string">
            <text:p>2_2NF</text:p>
          </table:table-cell>
          <table:table-cell office:value-type="string">
            <text:p>08053A222JAT2A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6" office:value-type="float" office:value="0.25">
            <text:p>0.25</text:p>
          </table:table-cell>
          <table:table-cell table:formula="of:=[.E3]*[.F3]" office:value-type="float" office:value="0.5">
            <text:p>0.5</text:p>
          </table:table-cell>
          <table:table-cell table:style-name="ce6" office:value-type="float" office:value="0.0621">
            <text:p>0.0621</text:p>
          </table:table-cell>
          <table:table-cell table:formula="of:=[.E3]*[.H3]" office:value-type="float" office:value="0.1242">
            <text:p>0.1242</text:p>
          </table:table-cell>
          <table:table-cell table:number-columns-repeated="1008"/>
        </table:table-row>
        <table:table-row table:style-name="ro2">
          <table:table-cell office:value-type="string">
            <text:p>C205</text:p>
          </table:table-cell>
          <table:table-cell office:value-type="string">
            <text:p>22UF</text:p>
          </table:table-cell>
          <table:table-cell office:value-type="string">
            <text:p>C2012X5R0J226M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0.29">
            <text:p>0.29</text:p>
          </table:table-cell>
          <table:table-cell table:formula="of:=[.E4]*[.F4]" office:value-type="float" office:value="0.29">
            <text:p>0.29</text:p>
          </table:table-cell>
          <table:table-cell office:value-type="float" office:value="0.0795">
            <text:p>0.0795</text:p>
          </table:table-cell>
          <table:table-cell table:formula="of:=[.E4]*[.H4]" office:value-type="float" office:value="0.0795">
            <text:p>0.0795</text:p>
          </table:table-cell>
          <table:table-cell table:number-columns-repeated="1008"/>
        </table:table-row>
        <table:table-row table:style-name="ro2">
          <table:table-cell office:value-type="string">
            <text:p>C206</text:p>
          </table:table-cell>
          <table:table-cell office:value-type="string">
            <text:p>100NF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5]*[.F5]" office:value-type="float" office:value="0.1">
            <text:p>0.1</text:p>
          </table:table-cell>
          <table:table-cell office:value-type="float" office:value="0.01578">
            <text:p>0.01578</text:p>
          </table:table-cell>
          <table:table-cell table:formula="of:=[.E5]*[.H5]" office:value-type="float" office:value="0.01578">
            <text:p>0.01578</text:p>
          </table:table-cell>
          <table:table-cell table:number-columns-repeated="1008"/>
        </table:table-row>
        <table:table-row table:style-name="ro2">
          <table:table-cell office:value-type="string">
            <text:p>C209</text:p>
          </table:table-cell>
          <table:table-cell office:value-type="string">
            <text:p>220NF</text:p>
          </table:table-cell>
          <table:table-cell office:value-type="string">
            <text:p>C0805C224K5RACTU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0.14">
            <text:p>0.14</text:p>
          </table:table-cell>
          <table:table-cell table:formula="of:=[.E6]*[.F6]" office:value-type="float" office:value="0.14">
            <text:p>0.14</text:p>
          </table:table-cell>
          <table:table-cell office:value-type="float" office:value="0.03182">
            <text:p>0.03182</text:p>
          </table:table-cell>
          <table:table-cell table:formula="of:=[.E6]*[.H6]" office:value-type="float" office:value="0.03182">
            <text:p>0.03182</text:p>
          </table:table-cell>
          <table:table-cell table:number-columns-repeated="1008"/>
        </table:table-row>
        <table:table-row table:style-name="ro2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0.1">
            <text:p>0.1</text:p>
          </table:table-cell>
          <table:table-cell table:formula="of:=[.E7]*[.F7]" office:value-type="float" office:value="0.1">
            <text:p>0.1</text:p>
          </table:table-cell>
          <table:table-cell office:value-type="float" office:value="0.0077">
            <text:p>0.0077</text:p>
          </table:table-cell>
          <table:table-cell table:formula="of:=[.E7]*[.H7]" office:value-type="float" office:value="0.0077">
            <text:p>0.0077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C701, C702, C703, C704, C705, C706, C707, C708, C710, C711, C712, C715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string">
            <text:p>Digikey</text:p>
          </table:table-cell>
          <table:table-cell office:value-type="float" office:value="12">
            <text:p>12</text:p>
          </table:table-cell>
          <table:table-cell table:style-name="ce6" office:value-type="float" office:value="0.1">
            <text:p>0.1</text:p>
          </table:table-cell>
          <table:table-cell table:formula="of:=[.E8]*[.F8]" office:value-type="float" office:value="1.2">
            <text:p>1.2</text:p>
          </table:table-cell>
          <table:table-cell office:value-type="float" office:value="0.01926">
            <text:p>0.01926</text:p>
          </table:table-cell>
          <table:table-cell table:formula="of:=[.E8]*[.H8]" office:value-type="float" office:value="0.23112">
            <text:p>0.23112</text:p>
          </table:table-cell>
          <table:table-cell table:number-columns-repeated="1008"/>
        </table:table-row>
        <table:table-row table:style-name="ro2">
          <table:table-cell office:value-type="string">
            <text:p>C709, C713, C714, C716, C717, C718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string">
            <text:p>Digikey</text:p>
          </table:table-cell>
          <table:table-cell office:value-type="float" office:value="6">
            <text:p>6</text:p>
          </table:table-cell>
          <table:table-cell table:style-name="ce6" office:value-type="float" office:value="0.13">
            <text:p>0.13</text:p>
          </table:table-cell>
          <table:table-cell table:formula="of:=[.E9]*[.F9]" office:value-type="float" office:value="0.78">
            <text:p>0.78</text:p>
          </table:table-cell>
          <table:table-cell table:style-name="ce6" office:value-type="float" office:value="0.03016">
            <text:p>0.03016</text:p>
          </table:table-cell>
          <table:table-cell table:formula="of:=[.E9]*[.H9]" office:value-type="float" office:value="0.18096">
            <text:p>0.18096</text:p>
          </table:table-cell>
          <table:table-cell table:number-columns-repeated="1008"/>
        </table:table-row>
        <table:table-row table:style-name="ro2">
          <table:table-cell office:value-type="string">
            <text:p>C719, C720, C721, C722, C723, C724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string">
            <text:p>Digikey</text:p>
          </table:table-cell>
          <table:table-cell office:value-type="float" office:value="6">
            <text:p>6</text:p>
          </table:table-cell>
          <table:table-cell table:style-name="ce6" office:value-type="float" office:value="1.18">
            <text:p>1.18</text:p>
          </table:table-cell>
          <table:table-cell table:formula="of:=[.E10]*[.F10]" office:value-type="float" office:value="7.08">
            <text:p>7.08</text:p>
          </table:table-cell>
          <table:table-cell office:value-type="float" office:value="0.4725">
            <text:p>0.4725</text:p>
          </table:table-cell>
          <table:table-cell table:formula="of:=[.E10]*[.H10]" office:value-type="float" office:value="2.835">
            <text:p>2.835</text:p>
          </table:table-cell>
          <table:table-cell table:number-columns-repeated="1008"/>
        </table:table-row>
        <table:table-row table:style-name="ro2">
          <table:table-cell office:value-type="string">
            <text:p>L201, L203, L205</text:p>
          </table:table-cell>
          <table:table-cell office:value-type="string">
            <text:p>2.2UH</text:p>
          </table:table-cell>
          <table:table-cell office:value-type="string">
            <text:p>VLC6045T-2R2N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6" office:value-type="float" office:value="0.52">
            <text:p>0.52</text:p>
          </table:table-cell>
          <table:table-cell table:formula="of:=[.E11]*[.F11]" office:value-type="float" office:value="1.56">
            <text:p>1.56</text:p>
          </table:table-cell>
          <table:table-cell office:value-type="float" office:value="0.299">
            <text:p>0.299</text:p>
          </table:table-cell>
          <table:table-cell table:formula="of:=[.E11]*[.H11]" office:value-type="float" office:value="0.897">
            <text:p>0.897</text:p>
          </table:table-cell>
          <table:table-cell table:number-columns-repeated="1008"/>
        </table:table-row>
        <table:table-row table:style-name="ro2">
          <table:table-cell office:value-type="string">
            <text:p>L202, L204</text:p>
          </table:table-cell>
          <table:table-cell office:value-type="string">
            <text:p>100NH</text:p>
          </table:table-cell>
          <table:table-cell office:value-type="string">
            <text:p>NLCV32T-R10M-PFR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6" office:value-type="float" office:value="0.28">
            <text:p>0.28</text:p>
          </table:table-cell>
          <table:table-cell table:formula="of:=[.E12]*[.F12]" office:value-type="float" office:value="0.56">
            <text:p>0.56</text:p>
          </table:table-cell>
          <table:table-cell office:value-type="float" office:value="0.15676">
            <text:p>0.15676</text:p>
          </table:table-cell>
          <table:table-cell table:formula="of:=[.E12]*[.H12]" office:value-type="float" office:value="0.31352">
            <text:p>0.31352</text:p>
          </table:table-cell>
          <table:table-cell table:number-columns-repeated="1008"/>
        </table:table-row>
        <table:table-row table:style-name="ro2">
          <table:table-cell office:value-type="string">
            <text:p>R201, R202, R205</text:p>
          </table:table-cell>
          <table:table-cell office:value-type="string">
            <text:p>100K</text:p>
          </table:table-cell>
          <table:table-cell office:value-type="string">
            <text:p>ERJ-3GEYJ104V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6" office:value-type="float" office:value="0.1">
            <text:p>0.1</text:p>
          </table:table-cell>
          <table:table-cell table:formula="of:=[.E13]*[.F13]" office:value-type="float" office:value="0.3">
            <text:p>0.3</text:p>
          </table:table-cell>
          <table:table-cell table:style-name="ce6" office:value-type="float" office:value="0.00384">
            <text:p>0.00384</text:p>
          </table:table-cell>
          <table:table-cell table:formula="of:=[.E13]*[.H13]" office:value-type="float" office:value="0.01152">
            <text:p>0.01152</text:p>
          </table:table-cell>
          <table:table-cell table:number-columns-repeated="1008"/>
        </table:table-row>
        <table:table-row table:style-name="ro2">
          <table:table-cell office:value-type="string">
            <text:p>R203, R408, R409, R410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string">
            <text:p>Digikey</text:p>
          </table:table-cell>
          <table:table-cell office:value-type="float" office:value="4">
            <text:p>4</text:p>
          </table:table-cell>
          <table:table-cell table:style-name="ce6" office:value-type="float" office:value="0.1">
            <text:p>0.1</text:p>
          </table:table-cell>
          <table:table-cell table:formula="of:=[.E14]*[.F14]" office:value-type="float" office:value="0.4">
            <text:p>0.4</text:p>
          </table:table-cell>
          <table:table-cell office:value-type="float" office:value="0.00384">
            <text:p>0.00384</text:p>
          </table:table-cell>
          <table:table-cell table:formula="of:=[.E14]*[.H14]" office:value-type="float" office:value="0.01536">
            <text:p>0.01536</text:p>
          </table:table-cell>
          <table:table-cell table:number-columns-repeated="1008"/>
        </table:table-row>
        <table:table-row table:style-name="ro2">
          <table:table-cell office:value-type="string">
            <text:p>R204, R207</text:p>
          </table:table-cell>
          <table:table-cell office:value-type="string">
            <text:p>20K</text:p>
          </table:table-cell>
          <table:table-cell office:value-type="string">
            <text:p>ERJ-3EKF2002V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7" office:value-type="float" office:value="0.1">
            <text:p>0.1</text:p>
          </table:table-cell>
          <table:table-cell table:formula="of:=[.E15]*[.F15]" office:value-type="float" office:value="0.2">
            <text:p>0.2</text:p>
          </table:table-cell>
          <table:table-cell office:value-type="float" office:value="0.00384">
            <text:p>0.00384</text:p>
          </table:table-cell>
          <table:table-cell table:formula="of:=[.E15]*[.H15]" office:value-type="float" office:value="0.00768">
            <text:p>0.00768</text:p>
          </table:table-cell>
          <table:table-cell table:number-columns-repeated="1008"/>
        </table:table-row>
        <table:table-row table:style-name="ro2">
          <table:table-cell office:value-type="string">
            <text:p>R206</text:p>
          </table:table-cell>
          <table:table-cell office:value-type="string">
            <text:p>62K</text:p>
          </table:table-cell>
          <table:table-cell office:value-type="string">
            <text:p>ERJ-3EKF6202V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16]*[.F16]" office:value-type="float" office:value="0.1">
            <text:p>0.1</text:p>
          </table:table-cell>
          <table:table-cell table:style-name="ce6" office:value-type="float" office:value="0.00576">
            <text:p>0.00576</text:p>
          </table:table-cell>
          <table:table-cell table:formula="of:=[.E16]*[.H16]" office:value-type="float" office:value="0.00576">
            <text:p>0.00576</text:p>
          </table:table-cell>
          <table:table-cell table:number-columns-repeated="1008"/>
        </table:table-row>
        <table:table-row table:style-name="ro2">
          <table:table-cell office:value-type="string">
            <text:p>R308, R310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6" office:value-type="float" office:value="0.1">
            <text:p>0.1</text:p>
          </table:table-cell>
          <table:table-cell table:formula="of:=[.E17]*[.F17]" office:value-type="float" office:value="0.2">
            <text:p>0.2</text:p>
          </table:table-cell>
          <table:table-cell table:style-name="ce6" office:value-type="float" office:value="0.00576">
            <text:p>0.00576</text:p>
          </table:table-cell>
          <table:table-cell table:formula="of:=[.E17]*[.H17]" office:value-type="float" office:value="0.01152">
            <text:p>0.01152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R401</text:p>
          </table:table-cell>
          <table:table-cell table:style-name="ce1" office:value-type="string">
            <text:p>330_OHM</text:p>
          </table:table-cell>
          <table:table-cell table:style-name="ce2" office:value-type="string">
            <text:p>ERJ-3GEYJ331V</text:p>
          </table:table-cell>
          <table:table-cell table:style-name="ce1" office:value-type="string">
            <text:p>Digikey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formula="of:=[.E18]*[.F18]" office:value-type="float" office:value="0.1">
            <text:p>0.1</text:p>
          </table:table-cell>
          <table:table-cell table:style-name="ce7" office:value-type="float" office:value="0.00384">
            <text:p>0.00384</text:p>
          </table:table-cell>
          <table:table-cell table:formula="of:=[.E18]*[.H18]" office:value-type="float" office:value="0.00384">
            <text:p>0.00384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R402, R403, R405, R406, R407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string">
            <text:p>Digikey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table:formula="of:=[.E19]*[.F19]" office:value-type="float" office:value="0.5">
            <text:p>0.5</text:p>
          </table:table-cell>
          <table:table-cell table:style-name="ce6" office:value-type="float" office:value="0.00384">
            <text:p>0.00384</text:p>
          </table:table-cell>
          <table:table-cell table:formula="of:=[.E19]*[.H19]" office:value-type="float" office:value="0.0192">
            <text:p>0.0192</text:p>
          </table:table-cell>
          <table:table-cell table:number-columns-repeated="1008"/>
        </table:table-row>
        <table:table-row table:style-name="ro2">
          <table:table-cell office:value-type="string">
            <text:p>R404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20]*[.F20]" office:value-type="float" office:value="0.1">
            <text:p>0.1</text:p>
          </table:table-cell>
          <table:table-cell table:style-name="ce6" office:value-type="float" office:value="0.00576">
            <text:p>0.00576</text:p>
          </table:table-cell>
          <table:table-cell table:formula="of:=[.E20]*[.H20]" office:value-type="float" office:value="0.00576">
            <text:p>0.00576</text:p>
          </table:table-cell>
          <table:table-cell table:number-columns-repeated="1008"/>
        </table:table-row>
        <table:table-row table:style-name="ro2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1.05">
            <text:p>1.05</text:p>
          </table:table-cell>
          <table:table-cell table:formula="of:=[.E21]*[.F21]" office:value-type="float" office:value="1.05">
            <text:p>1.05</text:p>
          </table:table-cell>
          <table:table-cell office:value-type="float" office:value="0.399">
            <text:p>0.399</text:p>
          </table:table-cell>
          <table:table-cell table:formula="of:=[.E21]*[.H21]" office:value-type="float" office:value="0.399">
            <text:p>0.399</text:p>
          </table:table-cell>
          <table:table-cell table:number-columns-repeated="1008"/>
        </table:table-row>
        <table:table-row table:style-name="ro1">
          <table:table-cell office:value-type="string">
            <text:p>U202</text:p>
          </table:table-cell>
          <table:table-cell office:value-type="string">
            <text:p>TPS62132</text:p>
          </table:table-cell>
          <table:table-cell office:value-type="string">
            <text:p>TPS62132RG</text:p>
          </table:table-cell>
          <table:table-cell office:value-type="string">
            <text:p>Mouser</text:p>
          </table:table-cell>
          <table:table-cell office:value-type="float" office:value="1">
            <text:p>1</text:p>
          </table:table-cell>
          <table:table-cell office:value-type="float" office:value="3.62">
            <text:p>3.62</text:p>
          </table:table-cell>
          <table:table-cell table:formula="of:=[.E22]*[.F22]" office:value-type="float" office:value="3.62">
            <text:p>3.62</text:p>
          </table:table-cell>
          <table:table-cell office:value-type="float" office:value="1.92">
            <text:p>1.92</text:p>
          </table:table-cell>
          <table:table-cell table:formula="of:=[.E22]*[.H22]" office:value-type="float" office:value="1.92">
            <text:p>1.92</text:p>
          </table:table-cell>
          <table:table-cell table:number-columns-repeated="1008"/>
        </table:table-row>
        <table:table-row table:style-name="ro1">
          <table:table-cell office:value-type="string">
            <text:p>U203, U204</text:p>
          </table:table-cell>
          <table:table-cell office:value-type="string">
            <text:p>TPS62130</text:p>
          </table:table-cell>
          <table:table-cell office:value-type="string">
            <text:p>TPS62130RGT</text:p>
          </table:table-cell>
          <table:table-cell office:value-type="string">
            <text:p>Mouser</text:p>
          </table:table-cell>
          <table:table-cell office:value-type="float" office:value="2">
            <text:p>2</text:p>
          </table:table-cell>
          <table:table-cell office:value-type="float" office:value="3.62">
            <text:p>3.62</text:p>
          </table:table-cell>
          <table:table-cell table:formula="of:=[.E23]*[.F23]" office:value-type="float" office:value="7.24">
            <text:p>7.24</text:p>
          </table:table-cell>
          <table:table-cell office:value-type="float" office:value="1.92">
            <text:p>1.92</text:p>
          </table:table-cell>
          <table:table-cell table:formula="of:=[.E23]*[.H23]" office:value-type="float" office:value="3.84">
            <text:p>3.84</text:p>
          </table:table-cell>
          <table:table-cell table:number-columns-repeated="1008"/>
        </table:table-row>
        <table:table-row table:style-name="ro1">
          <table:table-cell office:value-type="string">
            <text:p>U205, U701</text:p>
          </table:table-cell>
          <table:table-cell office:value-type="string">
            <text:p>JTAG_CONN</text:p>
          </table:table-cell>
          <table:table-cell table:style-name="ce3" office:value-type="string">
            <text:p>DNI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table:formula="of:=[.E24]*[.F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4]*[.H24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U303, U305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6" office:value-type="float" office:value="0.43">
            <text:p>0.43</text:p>
          </table:table-cell>
          <table:table-cell table:formula="of:=[.E25]*[.F25]" office:value-type="float" office:value="0.86">
            <text:p>0.86</text:p>
          </table:table-cell>
          <table:table-cell office:value-type="float" office:value="0.1872">
            <text:p>0.1872</text:p>
          </table:table-cell>
          <table:table-cell table:formula="of:=[.E25]*[.H25]" office:value-type="float" office:value="0.3744">
            <text:p>0.3744</text:p>
          </table:table-cell>
          <table:table-cell table:number-columns-repeated="1008"/>
        </table:table-row>
        <table:table-row table:style-name="ro1">
          <table:table-cell office:value-type="string">
            <text:p>U401</text:p>
          </table:table-cell>
          <table:table-cell office:value-type="string">
            <text:p>BEAGLEBONE</text:p>
          </table:table-cell>
          <table:table-cell table:style-name="ce3" office:value-type="string">
            <text:p>DNI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table:formula="of:=[.E26]*[.F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6]*[.H26]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2.71">
            <text:p>2.71</text:p>
          </table:table-cell>
          <table:table-cell table:formula="of:=[.E27]*[.F27]" office:value-type="float" office:value="2.71">
            <text:p>2.71</text:p>
          </table:table-cell>
          <table:table-cell office:value-type="float" office:value="1.5309">
            <text:p>1.5309</text:p>
          </table:table-cell>
          <table:table-cell table:formula="of:=[.E27]*[.H27]" office:value-type="float" office:value="1.5309">
            <text:p>1.5309</text:p>
          </table:table-cell>
          <table:table-cell table:number-columns-repeated="1008"/>
        </table:table-row>
        <table:table-row table:style-name="ro2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2.41">
            <text:p>2.41</text:p>
          </table:table-cell>
          <table:table-cell table:formula="of:=[.E28]*[.F28]" office:value-type="float" office:value="2.41">
            <text:p>2.41</text:p>
          </table:table-cell>
          <table:table-cell office:value-type="float" office:value="1.90816">
            <text:p>1.90816</text:p>
          </table:table-cell>
          <table:table-cell table:formula="of:=[.E28]*[.H28]" office:value-type="float" office:value="1.90816">
            <text:p>1.90816</text:p>
          </table:table-cell>
          <table:table-cell table:number-columns-repeated="1008"/>
        </table:table-row>
        <table:table-row table:style-name="ro2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1.51">
            <text:p>1.51</text:p>
          </table:table-cell>
          <table:table-cell table:formula="of:=[.E29]*[.F29]" office:value-type="float" office:value="1.51">
            <text:p>1.51</text:p>
          </table:table-cell>
          <table:table-cell office:value-type="float" office:value="1.0449">
            <text:p>1.0449</text:p>
          </table:table-cell>
          <table:table-cell table:formula="of:=[.E29]*[.H29]" office:value-type="float" office:value="1.0449">
            <text:p>1.0449</text:p>
          </table:table-cell>
          <table:table-cell table:number-columns-repeated="1008"/>
        </table:table-row>
        <table:table-row table:style-name="ro2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0.71">
            <text:p>0.71</text:p>
          </table:table-cell>
          <table:table-cell table:formula="of:=[.E30]*[.F30]" office:value-type="float" office:value="0.71">
            <text:p>0.71</text:p>
          </table:table-cell>
          <table:table-cell office:value-type="float" office:value="0.35536">
            <text:p>0.35536</text:p>
          </table:table-cell>
          <table:table-cell table:formula="of:=[.E30]*[.H30]" office:value-type="float" office:value="0.35536">
            <text:p>0.35536</text:p>
          </table:table-cell>
          <table:table-cell table:number-columns-repeated="1008"/>
        </table:table-row>
        <table:table-row table:style-name="ro2">
          <table:table-cell office:value-type="string">
            <text:p>U501, U601</text:p>
          </table:table-cell>
          <table:table-cell office:value-type="string">
            <text:p>FPGA_20_PIN_HEADER</text:p>
          </table:table-cell>
          <table:table-cell table:style-name="ce4" office:value-type="string">
            <text:p>BCS-110-L-D-TE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6" office:value-type="float" office:value="4.36">
            <text:p>4.36</text:p>
          </table:table-cell>
          <table:table-cell table:formula="of:=[.E31]*[.F31]" office:value-type="float" office:value="8.72">
            <text:p>8.72</text:p>
          </table:table-cell>
          <table:table-cell office:value-type="float" office:value="2.5395">
            <text:p>2.5395</text:p>
          </table:table-cell>
          <table:table-cell table:formula="of:=[.E31]*[.H31]" office:value-type="float" office:value="5.079">
            <text:p>5.079</text:p>
          </table:table-cell>
          <table:table-cell table:number-columns-repeated="1008"/>
        </table:table-row>
        <table:table-row table:style-name="ro2">
          <table:table-cell office:value-type="string">
            <text:p>U503</text:p>
          </table:table-cell>
          <table:table-cell office:value-type="string">
            <text:p>W9825G6JH</text:p>
          </table:table-cell>
          <table:table-cell office:value-type="string">
            <text:p>W9825G6JH-6I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6" office:value-type="float" office:value="2.97">
            <text:p>2.97</text:p>
          </table:table-cell>
          <table:table-cell table:formula="of:=[.E32]*[.F32]" office:value-type="float" office:value="2.97">
            <text:p>2.97</text:p>
          </table:table-cell>
          <table:table-cell office:value-type="float" office:value="2.25882">
            <text:p>2.25882</text:p>
          </table:table-cell>
          <table:table-cell table:formula="of:=[.E32]*[.H32]" office:value-type="float" office:value="2.25882">
            <text:p>2.25882</text:p>
          </table:table-cell>
          <table:table-cell table:number-columns-repeated="1008"/>
        </table:table-row>
        <table:table-row table:style-name="ro2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table:style-name="ce4" office:value-type="string">
            <text:p>XC6SLX25-2FTG256C</text:p>
          </table:table-cell>
          <table:table-cell office:value-type="string">
            <text:p>AvNet</text:p>
          </table:table-cell>
          <table:table-cell office:value-type="float" office:value="1">
            <text:p>1</text:p>
          </table:table-cell>
          <table:table-cell table:style-name="ce6" office:value-type="float" office:value="32.19">
            <text:p>32.19</text:p>
          </table:table-cell>
          <table:table-cell table:formula="of:=[.E33]*[.F33]" office:value-type="float" office:value="32.19">
            <text:p>32.19</text:p>
          </table:table-cell>
          <table:table-cell office:value-type="float" office:value="32.19">
            <text:p>32.19</text:p>
          </table:table-cell>
          <table:table-cell table:formula="of:=[.E33]*[.H33]" office:value-type="float" office:value="32.19">
            <text:p>32.19</text:p>
          </table:table-cell>
          <table:table-cell table:number-columns-repeated="1008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otals:</text:p>
          </table:table-cell>
          <table:table-cell table:formula="of:=SUM([.G2:.G33])" office:value-type="float" office:value="78.8">
            <text:p>78.8</text:p>
          </table:table-cell>
          <table:table-cell/>
          <table:table-cell table:formula="of:=SUM([.I2:.I33])" office:value-type="float" office:value="55.83848">
            <text:p>55.83848</text:p>
          </table:table-cell>
          <table:table-cell table:number-columns-repeated="1008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anufacturers" table:style-name="ta1"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Microart</text:p>
          </table:table-cell>
          <table:table-cell office:value-type="string">
            <text:p><text:a xlink:href="mailto:sales@microart.ca" xlink:type="simple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2">
          <table:table-cell office:value-type="string">
            <text:p>Zhong Xin Hua Group</text:p>
          </table:table-cell>
          <table:table-cell office:value-type="string">
            <text:p><text:a xlink:href="mailto:wmb05@zxhgroup.com" xlink:type="simple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1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1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2">
          <table:table-cell office:value-type="string">
            <text:p>Advanced Circuits</text:p>
          </table:table-cell>
          <table:table-cell office:value-type="string">
            <text:p><text:a xlink:href="mailto:forrest@4pcb.com" xlink:type="simple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2">
          <table:table-cell office:value-type="string">
            <text:p>CCI Canadian Circuits</text:p>
          </table:table-cell>
          <table:table-cell office:value-type="string">
            <text:p><text:a xlink:href="mailto:sales@canadiancircuits.com" xlink:type="simple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2">
          <table:table-cell office:value-type="string">
            <text:p>CircuitCo</text:p>
          </table:table-cell>
          <table:table-cell office:value-type="string">
            <text:p><text:a xlink:href="mailto:sales@circuitco.com" xlink:type="simple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PMC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column table:style-name="co15" table:default-cell-style-name="ce13"/>
        <table:table-column table:style-name="co6" table:default-cell-style-name="ce1"/>
        <table:table-column table:style-name="co16" table:default-cell-style-name="ce14"/>
        <table:table-column table:style-name="co6" table:number-columns-repeated="1014" table:default-cell-style-name="Default"/>
        <table:table-row table:style-name="ro1">
          <table:table-cell office:value-type="string">
            <text:p>Signal Name</text:p>
          </table:table-cell>
          <table:table-cell/>
          <table:table-cell office:value-type="string">
            <text:p>Connection(Pin)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4" office:value-type="string">
            <text:p>Bone</text:p>
          </table:table-cell>
          <table:table-cell table:style-name="ce4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4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10" office:value-type="float" office:value="460.33">
            <text:p>460.33</text:p>
          </table:table-cell>
          <table:table-cell table:style-name="ce10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4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10" office:value-type="float" office:value="554.1">
            <text:p>554.1</text:p>
          </table:table-cell>
          <table:table-cell table:style-name="ce10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4">
          <table:table-cell table:style-name="ce1" office:value-type="string">
            <text:p>GPIO1_2</text:p>
          </table:table-cell>
          <table:table-cell table:style-name="ce1" office:value-type="string">
            <text:p>GPMC_AD2</text:p>
          </table:table-cell>
          <table:table-cell table:style-name="ce1" office:value-type="string">
            <text:p>P8-5</text:p>
          </table:table-cell>
          <table:table-cell table:style-name="ce1" office:value-type="string">
            <text:p>P2</text:p>
          </table:table-cell>
          <table:table-cell table:style-name="ce11" office:value-type="float" office:value="1260.22">
            <text:p>1260.22</text:p>
          </table:table-cell>
          <table:table-cell table:style-name="ce11" table:formula="of:=[.E5]*2.54/100" office:value-type="float" office:value="32.009588">
            <text:p>32.009588</text:p>
          </table:table-cell>
          <table:table-cell table:style-name="ce1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table:style-name="ce1" office:value-type="string">
            <text:p>GPIO1_3</text:p>
          </table:table-cell>
          <table:table-cell table:style-name="ce1" office:value-type="string">
            <text:p>GPMC_AD3</text:p>
          </table:table-cell>
          <table:table-cell table:style-name="ce1" office:value-type="string">
            <text:p>P8-6</text:p>
          </table:table-cell>
          <table:table-cell table:style-name="ce1" office:value-type="string">
            <text:p>P1</text:p>
          </table:table-cell>
          <table:table-cell table:style-name="ce11" office:value-type="float" office:value="1317.01">
            <text:p>1317.01</text:p>
          </table:table-cell>
          <table:table-cell table:style-name="ce11" table:formula="of:=[.E6]*2.54/100" office:value-type="float" office:value="33.452054">
            <text:p>33.452054</text:p>
          </table:table-cell>
          <table:table-cell table:style-name="ce1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table:style-name="ce1" office:value-type="string">
            <text:p>GPIO1_4</text:p>
          </table:table-cell>
          <table:table-cell table:style-name="ce1" office:value-type="string">
            <text:p>GPMC_AD4</text:p>
          </table:table-cell>
          <table:table-cell table:style-name="ce1" office:value-type="string">
            <text:p>P8-23</text:p>
          </table:table-cell>
          <table:table-cell table:style-name="ce1" office:value-type="string">
            <text:p>C2</text:p>
          </table:table-cell>
          <table:table-cell table:style-name="ce11" office:value-type="float" office:value="452.48">
            <text:p>452.48</text:p>
          </table:table-cell>
          <table:table-cell table:style-name="ce11" table:formula="of:=[.E7]*2.54/100" office:value-type="float" office:value="11.492992">
            <text:p>11.492992</text:p>
          </table:table-cell>
          <table:table-cell table:style-name="ce1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table:style-name="ce1" office:value-type="string">
            <text:p>GPIO1_5</text:p>
          </table:table-cell>
          <table:table-cell table:style-name="ce1" office:value-type="string">
            <text:p>GPMC_AD5</text:p>
          </table:table-cell>
          <table:table-cell table:style-name="ce1" office:value-type="string">
            <text:p>P8-22</text:p>
          </table:table-cell>
          <table:table-cell table:style-name="ce1" office:value-type="string">
            <text:p>D1</text:p>
          </table:table-cell>
          <table:table-cell table:style-name="ce11" office:value-type="float" office:value="549.33">
            <text:p>549.33</text:p>
          </table:table-cell>
          <table:table-cell table:style-name="ce11" table:formula="of:=[.E8]*2.54/100" office:value-type="float" office:value="13.952982">
            <text:p>13.952982</text:p>
          </table:table-cell>
          <table:table-cell table:style-name="ce1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table:style-name="ce1" office:value-type="string">
            <text:p>GPIO1_6</text:p>
          </table:table-cell>
          <table:table-cell table:style-name="ce1" office:value-type="string">
            <text:p>GPMC_AD6</text:p>
          </table:table-cell>
          <table:table-cell table:style-name="ce1" office:value-type="string">
            <text:p>P8-3</text:p>
          </table:table-cell>
          <table:table-cell table:style-name="ce1" office:value-type="string">
            <text:p>R2</text:p>
          </table:table-cell>
          <table:table-cell table:style-name="ce11" office:value-type="float" office:value="1329.6">
            <text:p>1329.6</text:p>
          </table:table-cell>
          <table:table-cell table:style-name="ce11" table:formula="of:=[.E9]*2.54/100" office:value-type="float" office:value="33.77184">
            <text:p>33.77184</text:p>
          </table:table-cell>
          <table:table-cell table:style-name="ce1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table:style-name="ce9" office:value-type="string">
            <text:p>GPIO1_7</text:p>
          </table:table-cell>
          <table:table-cell table:style-name="ce9" office:value-type="string">
            <text:p>GPMC_AD7</text:p>
          </table:table-cell>
          <table:table-cell table:style-name="ce9" office:value-type="string">
            <text:p>P8-4</text:p>
          </table:table-cell>
          <table:table-cell table:style-name="ce9" office:value-type="string">
            <text:p>R1</text:p>
          </table:table-cell>
          <table:table-cell table:style-name="ce12" office:value-type="float" office:value="1395.18">
            <text:p>1395.18</text:p>
          </table:table-cell>
          <table:table-cell table:style-name="ce12" table:formula="of:=[.E10]*2.54/100" office:value-type="float" office:value="35.437572">
            <text:p>35.437572</text:p>
          </table:table-cell>
          <table:table-cell table:style-name="ce9" office:value-type="float" office:value="20.495">
            <text:p>20.495</text:p>
          </table:table-cell>
          <table:table-cell table:style-name="ce9" table:formula="of:=[.K10]-[.F10]" office:value-type="float" office:value="15.562428">
            <text:p>15.562428</text:p>
          </table:table-cell>
          <table:table-cell table:style-name="ce9" table:formula="of:=[.F10]+[.G10]" office:value-type="float" office:value="55.932572">
            <text:p>55.932572</text:p>
          </table:table-cell>
          <table:table-cell table:style-name="ce9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9" table:number-columns-repeated="1013"/>
        </table:table-row>
        <table:table-row table:style-name="ro4">
          <table:table-cell table:style-name="ce1" office:value-type="string">
            <text:p>EHRPWM2A</text:p>
          </table:table-cell>
          <table:table-cell table:style-name="ce1" office:value-type="string">
            <text:p>GPMC_AD8</text:p>
          </table:table-cell>
          <table:table-cell table:style-name="ce1" office:value-type="string">
            <text:p>P8-19</text:p>
          </table:table-cell>
          <table:table-cell table:style-name="ce1" office:value-type="string">
            <text:p>E2</text:p>
          </table:table-cell>
          <table:table-cell table:style-name="ce11" office:value-type="float" office:value="1166.49">
            <text:p>1166.49</text:p>
          </table:table-cell>
          <table:table-cell table:style-name="ce11" table:formula="of:=[.E11]*2.54/100" office:value-type="float" office:value="29.628846">
            <text:p>29.628846</text:p>
          </table:table-cell>
          <table:table-cell table:style-name="ce1" office:value-type="float" office:value="23.34">
            <text:p>23.34</text:p>
          </table:table-cell>
          <table:table-cell table:style-name="ce1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1" table:formula="of:=[.K11]-[.I11]" office:value-type="float" office:value="-1.968846">
            <text:p>-1.968846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table:style-name="ce1" office:value-type="string">
            <text:p>EHRPWM2B</text:p>
          </table:table-cell>
          <table:table-cell table:style-name="ce1" office:value-type="string">
            <text:p>GPMC_AD9</text:p>
          </table:table-cell>
          <table:table-cell table:style-name="ce1" office:value-type="string">
            <text:p>P8-13</text:p>
          </table:table-cell>
          <table:table-cell table:style-name="ce1" office:value-type="string">
            <text:p>J1</text:p>
          </table:table-cell>
          <table:table-cell table:style-name="ce11" office:value-type="float" office:value="1124.85">
            <text:p>1124.85</text:p>
          </table:table-cell>
          <table:table-cell table:style-name="ce11" table:formula="of:=[.E12]*2.54/100" office:value-type="float" office:value="28.57119">
            <text:p>28.57119</text:p>
          </table:table-cell>
          <table:table-cell table:style-name="ce1" office:value-type="float" office:value="18.148">
            <text:p>18.148</text:p>
          </table:table-cell>
          <table:table-cell table:style-name="ce1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1" table:formula="of:=[.K12]-[.I12]" office:value-type="float" office:value="4.28081">
            <text:p>4.28081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10" office:value-type="float" office:value="1148.21">
            <text:p>1148.21</text:p>
          </table:table-cell>
          <table:table-cell table:style-name="ce10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4">
          <table:table-cell table:style-name="ce1" office:value-type="string">
            <text:p>GPIO0_27</text:p>
          </table:table-cell>
          <table:table-cell table:style-name="ce1" office:value-type="string">
            <text:p>GPMC_AD11</text:p>
          </table:table-cell>
          <table:table-cell table:style-name="ce1" office:value-type="string">
            <text:p>P8-17</text:p>
          </table:table-cell>
          <table:table-cell table:style-name="ce1" office:value-type="string">
            <text:p>F2</text:p>
          </table:table-cell>
          <table:table-cell table:style-name="ce11" office:value-type="float" office:value="1159.78">
            <text:p>1159.78</text:p>
          </table:table-cell>
          <table:table-cell table:style-name="ce11" table:formula="of:=[.E14]*2.54/100" office:value-type="float" office:value="29.458412">
            <text:p>29.458412</text:p>
          </table:table-cell>
          <table:table-cell table:style-name="ce1" office:value-type="float" office:value="18.56">
            <text:p>18.56</text:p>
          </table:table-cell>
          <table:table-cell table:style-name="ce1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1" table:formula="of:=[.K14]-[.I14]" office:value-type="float" office:value="2.981588">
            <text:p>2.981588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10" office:value-type="float" office:value="1139.2">
            <text:p>1139.2</text:p>
          </table:table-cell>
          <table:table-cell table:style-name="ce10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4">
          <table:table-cell table:style-name="ce1" office:value-type="string">
            <text:p>GPIO1_13</text:p>
          </table:table-cell>
          <table:table-cell table:style-name="ce1" office:value-type="string">
            <text:p>GPMC_AD13</text:p>
          </table:table-cell>
          <table:table-cell table:style-name="ce1" office:value-type="string">
            <text:p>P8-11</text:p>
          </table:table-cell>
          <table:table-cell table:style-name="ce1" office:value-type="string">
            <text:p>K2</text:p>
          </table:table-cell>
          <table:table-cell table:style-name="ce1" office:value-type="float" office:value="1135.4">
            <text:p>1135.4</text:p>
          </table:table-cell>
          <table:table-cell table:style-name="ce11" table:formula="of:=[.E16]*2.54/100" office:value-type="float" office:value="28.83916">
            <text:p>28.83916</text:p>
          </table:table-cell>
          <table:table-cell table:style-name="ce1" office:value-type="float" office:value="20.47">
            <text:p>20.47</text:p>
          </table:table-cell>
          <table:table-cell table:style-name="ce1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1" table:formula="of:=[.K16]-[.I16]" office:value-type="float" office:value="1.69083999999999">
            <text:p>1.69084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1013"/>
        </table:table-row>
        <table:table-row table:style-name="ro4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10" office:value-type="float" office:value="1160.34">
            <text:p>1160.34</text:p>
          </table:table-cell>
          <table:table-cell table:style-name="ce10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4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10" office:value-type="float" office:value="1166.9">
            <text:p>1166.9</text:p>
          </table:table-cell>
          <table:table-cell table:style-name="ce10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4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10" office:value-type="float" office:value="706.36">
            <text:p>706.36</text:p>
          </table:table-cell>
          <table:table-cell table:style-name="ce10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10"/>
          <table:table-cell table:number-columns-repeated="1018"/>
        </table:table-row>
        <table:table-row table:style-name="ro4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10" office:value-type="float" office:value="1190.84">
            <text:p>1190.84</text:p>
          </table:table-cell>
          <table:table-cell table:style-name="ce10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4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10" office:value-type="float" office:value="1090.85">
            <text:p>1090.85</text:p>
          </table:table-cell>
          <table:table-cell table:style-name="ce10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4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10" office:value-type="float" office:value="1247.64">
            <text:p>1247.64</text:p>
          </table:table-cell>
          <table:table-cell table:style-name="ce10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4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10" office:value-type="float" office:value="1190.67">
            <text:p>1190.67</text:p>
          </table:table-cell>
          <table:table-cell table:style-name="ce10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4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10" office:value-type="float" office:value="539.17">
            <text:p>539.17</text:p>
          </table:table-cell>
          <table:table-cell table:style-name="ce10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4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10" office:value-type="float" office:value="480.82">
            <text:p>480.82</text:p>
          </table:table-cell>
          <table:table-cell table:style-name="ce10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4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10" office:value-type="float" office:value="612.86">
            <text:p>612.86</text:p>
          </table:table-cell>
          <table:table-cell table:style-name="ce10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4">
          <table:table-cell table:number-columns-repeated="5"/>
          <table:table-cell table:style-name="ce10"/>
          <table:table-cell table:number-columns-repeated="1018"/>
        </table:table-row>
        <table:table-row table:style-name="ro4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10" office:value-type="float" office:value="1827.2">
            <text:p>1827.2</text:p>
          </table:table-cell>
          <table:table-cell table:style-name="ce10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Bank_Mapping" table:style-name="ta1">
        <table:table-column table:style-name="co6" table:number-columns-repeated="2" table:default-cell-style-name="Default"/>
        <table:table-row table:style-name="ro1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1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1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1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1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1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1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1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1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1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1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1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1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1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1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1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1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1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1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1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1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1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1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1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1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1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1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1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1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1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1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1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1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1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1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1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1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table table:name="SDRAM Pins" table:style-name="ta1">
        <table:table-column table:style-name="co1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SDRAM Connections</text:p>
          </table:table-cell>
          <table:table-cell/>
          <table:table-cell office:value-type="string">
            <text:p>FPGA Pin</text:p>
          </table:table-cell>
        </table:table-row>
        <table:table-row table:style-name="ro1">
          <table:table-cell office:value-type="string">
            <text:p>Pin</text:p>
          </table:table-cell>
          <table:table-cell office:value-type="string">
            <text:p>Functio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Q0</text:p>
          </table:table-cell>
          <table:table-cell office:value-type="string">
            <text:p>R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Q1</text:p>
          </table:table-cell>
          <table:table-cell office:value-type="string">
            <text:p>M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Q2</text:p>
          </table:table-cell>
          <table:table-cell office:value-type="string">
            <text:p>L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Q3</text:p>
          </table:table-cell>
          <table:table-cell office:value-type="string">
            <text:p>K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Q4</text:p>
          </table:table-cell>
          <table:table-cell office:value-type="string">
            <text:p>G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Q5</text:p>
          </table:table-cell>
          <table:table-cell office:value-type="string">
            <text:p>G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Q6</text:p>
          </table:table-cell>
          <table:table-cell office:value-type="string">
            <text:p>H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Q7</text:p>
          </table:table-cell>
          <table:table-cell office:value-type="string">
            <text:p>H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DQM</text:p>
          </table:table-cell>
          <table:table-cell office:value-type="string">
            <text:p>H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|</text:p>
          </table:table-cell>
          <table:table-cell office:value-type="string">
            <text:p>J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S|</text:p>
          </table:table-cell>
          <table:table-cell office:value-type="string">
            <text:p>K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AS|</text:p>
          </table:table-cell>
          <table:table-cell office:value-type="string">
            <text:p>L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S|</text:p>
          </table:table-cell>
          <table:table-cell office:value-type="string">
            <text:p>K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S0</text:p>
          </table:table-cell>
          <table:table-cell office:value-type="string">
            <text:p>J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S1</text:p>
          </table:table-cell>
          <table:table-cell office:value-type="string">
            <text:p>K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10/AP</text:p>
          </table:table-cell>
          <table:table-cell office:value-type="string">
            <text:p>D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0</text:p>
          </table:table-cell>
          <table:table-cell office:value-type="string">
            <text:p>F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1 </text:p>
          </table:table-cell>
          <table:table-cell office:value-type="string">
            <text:p>F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2</text:p>
          </table:table-cell>
          <table:table-cell office:value-type="string">
            <text:p>E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3</text:p>
          </table:table-cell>
          <table:table-cell office:value-type="string">
            <text:p>E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4</text:p>
          </table:table-cell>
          <table:table-cell office:value-type="string">
            <text:p>B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5</text:p>
          </table:table-cell>
          <table:table-cell office:value-type="string">
            <text:p>B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6</text:p>
          </table:table-cell>
          <table:table-cell office:value-type="string">
            <text:p>C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office:value-type="string">
            <text:p>C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8</text:p>
          </table:table-cell>
          <table:table-cell office:value-type="string">
            <text:p>D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9</text:p>
          </table:table-cell>
          <table:table-cell office:value-type="string">
            <text:p>L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11</text:p>
          </table:table-cell>
          <table:table-cell office:value-type="string">
            <text:p>E1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12</text:p>
          </table:table-cell>
          <table:table-cell office:value-type="string">
            <text:p>E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KE</text:p>
          </table:table-cell>
          <table:table-cell office:value-type="string">
            <text:p>F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LK</text:p>
          </table:table-cell>
          <table:table-cell office:value-type="string">
            <text:p>F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DMQ</text:p>
          </table:table-cell>
          <table:table-cell office:value-type="string">
            <text:p>F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Q8</text:p>
          </table:table-cell>
          <table:table-cell office:value-type="string">
            <text:p>M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Q9</text:p>
          </table:table-cell>
          <table:table-cell office:value-type="string">
            <text:p>M1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Q10</text:p>
          </table:table-cell>
          <table:table-cell office:value-type="string">
            <text:p>T1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Q11</text:p>
          </table:table-cell>
          <table:table-cell office:value-type="string">
            <text:p>J1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Q12</text:p>
          </table:table-cell>
          <table:table-cell office:value-type="string">
            <text:p>P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Q13</text:p>
          </table:table-cell>
          <table:table-cell office:value-type="string">
            <text:p>P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Q14</text:p>
          </table:table-cell>
          <table:table-cell office:value-type="string">
            <text:p>R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DQ15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1">00/00/0000</text:date>, <text:time style:data-style-name="N2" text:time-value="0000-00-00T11:28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3</meta:generator>
    <dc:date>2012-12-31T11:33:38</dc:date>
    <meta:editing-duration>P16DT5H41M23S</meta:editing-duration>
    <meta:editing-cycles>107</meta:editing-cycles>
    <meta:document-statistic meta:table-count="6" meta:cell-count="1109" meta:object-count="0"/>
  </office:meta>
</office:document-meta>
</file>